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/>
    <style:style style:name="P4" style:family="paragraph" style:parent-style-name="Standard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GLES</text:p>
      <text:p text:style-name="Standard"/>
      <text:p text:style-name="P1">jet de dé : d10</text:p>
      <text:p text:style-name="Standard">nombre de d10 = niveau de la compétence</text:p>
      <text:p text:style-name="Standard">difficulté du test : niveau de la Caractéristique associée à la compétence</text:p>
      <text:p text:style-name="Standard"/>
      <text:p text:style-name="Standard">si d10 &gt;= niveau de difficulté, = 1 succès</text:p>
      <text:p text:style-name="Standard">si d10 = 1, = 2 succès</text:p>
      <text:p text:style-name="Standard">si tous les d = 10, échec critique</text:p>
      <text:p text:style-name="Standard"/>
      <text:p text:style-name="Standard">pour utiliser une compétence générale sans l'avoir : jeter 1d12</text:p>
      <text:p text:style-name="Standard">pour utiliser une compétence métier sans l'avoir : jeter 1d20</text:p>
      <text:p text:style-name="Standard">NB : échec critique sur tous les jets &gt;=10</text:p>
      <text:p text:style-name="Standard"/>
      <text:p text:style-name="P1">jet en opposition</text:p>
      <text:p text:style-name="Standard">celui qui a le plus de succès l'emporte, si égalité de succès &lt;=&gt; pas de vainqueur</text:p>
      <text:p text:style-name="Standard">la marge de réussite = nbre succès vainqueur – nbre succès perdant</text:p>
      <text:p text:style-name="Standard"/>
      <text:p text:style-name="Standard">test de chance : 1d10, difficulté = Probabilité fixé par le MJ + Chance</text:p>
      <text:p text:style-name="Standard"/>
      <text:p text:style-name="P1">Combat</text:p>
      <text:p text:style-name="Standard">round de 12s, 2 actions par round</text:p>
      <text:p text:style-name="Standard">impossible d'attaquer après une esquive, possibilité d'attaquer pour contrer une attaque</text:p>
      <text:p text:style-name="Standard"/>
      <text:p text:style-name="Standard">Attaque contre Esquive : touche si nbre succès attaque &gt; nbre succès esquive, marge = nbre succès attaque - nbre succès esquiv</text:p>
      <text:p text:style-name="Standard"/>
      <text:p text:style-name="Standard">Attaque contre Attaque : celui qui a le plus de succès touche l'autre, marge = nbre succès vainqueur – nbre succès perdant</text:p>
      <text:p text:style-name="Standard"/>
      <text:p text:style-name="Standard">Dégâts = marge + modificateur (Force ou Adresse) + modificateur Arme – Armure</text:p>
      <text:p text:style-name="Standard">Localisation : 1d6, Séquelle p.81</text:p>
      <text:p text:style-name="Standard"/>
      <text:p text:style-name="P1">Etat de santé général </text:p>
      <text:p text:style-name="Standard">Est égal au niveau de santé le moins bon d'une licalisation</text:p>
      <text:p text:style-name="Standard">Si 2 localisation au même niveau, l'état de santé général se dégrade</text:p>
      <text:p text:style-name="Standard">ex : bras et jambe en Grave =&gt; état général en Critique</text:p>
      <text:p text:style-name="Standard">Malus dus au niveau de blessure : s'applique eu seuil de difficulté</text:p>
      <text:p text:style-name="Standard"/>
      <text:p text:style-name="P1">Dépenser pt de gloire et d'infamie</text:p>
      <text:p text:style-name="Standard">Gloire : avant de faire une action d'éclat, bonus de 1d pour chaque pt de gloire dépensé (max 4)</text:p>
      <text:p text:style-name="Standard">Infamie : avant de faire une action violente, niveau de difficulté +1 par pt d'infamie dépensé (max 4)</text:p>
      <text:p text:style-name="Standard"/>
      <text:p text:style-name="P1">XP</text:p>
      <text:list xml:id="list218395821474512536" text:style-name="L1">
        <text:list-item>
          <text:p text:style-name="P3">la pratique : si nbre de succès lors d'un test &gt;= niveau de compétence, cocher la case et +1 à la fin du sénar</text:p>
        </text:list-item>
        <text:list-item>
          <text:p text:style-name="P3">le métier : si métier pratiqué assez longtemps pdt le sénar, +1 au choix du MJ</text:p>
        </text:list-item>
        <text:list-item>
          <text:p text:style-name="P3">l'enseignement : si dure au moins 1 semaine et que l'enseignant a un niveau de 3. Test d'enseignement. Si nbre succès &gt;= Compétence élève, celle-ci augmente de 1</text:p>
        </text:list-item>
        <text:list-item>
          <text:p text:style-name="P3">si réussite lors d'une circonstance extraordinaire, +1 immédiatement</text:p>
        </text:list-item>
        <text:list-item>
          <text:p text:style-name="P3">XP donnés à la fin du sénar, 1 point XP pour 1 point compétence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de savoie</meta:initial-creator>
    <meta:creation-date>2014-04-20T19:10:01.51</meta:creation-date>
    <meta:generator>OpenOffice/4.0.0$Win32 OpenOffice.org_project/400m3$Build-9702</meta:generator>
    <dc:date>2014-04-20T20:04:30.76</dc:date>
    <dc:creator>chris de savoie</dc:creator>
    <meta:editing-duration>PT23M38S</meta:editing-duration>
    <meta:editing-cycles>5</meta:editing-cycles>
    <meta:document-statistic meta:table-count="0" meta:image-count="0" meta:object-count="0" meta:page-count="1" meta:paragraph-count="35" meta:word-count="395" meta:character-count="2109"/>
  </office:meta>
</office:document-meta>
</file>